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F2000000F032FDE70716D573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pitch="fixed"/>
    <style:font-face style:name="DejaVu Sans Mono1" svg:font-family="'DejaVu Sans Mono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P2" style:family="paragraph" style:parent-style-name="Text_20_body">
      <style:text-properties fo:font-weight="bold" officeooo:rsid="0014effe" officeooo:paragraph-rsid="0014effe" style:font-weight-asian="bold" style:font-weight-complex="bold"/>
    </style:style>
    <style:style style:name="P3" style:family="paragraph" style:parent-style-name="Footer">
      <style:paragraph-properties fo:text-align="end" style:justify-single-word="false"/>
      <style:text-properties officeooo:rsid="001c46aa" officeooo:paragraph-rsid="001c46aa"/>
    </style:style>
    <style:style style:name="P4" style:family="paragraph" style:parent-style-name="Text_20_body">
      <style:text-properties officeooo:paragraph-rsid="000aca47"/>
    </style:style>
    <style:style style:name="P5" style:family="paragraph" style:parent-style-name="Text_20_body">
      <style:text-properties style:font-name="DejaVu Sans Mono" fo:font-size="8pt" officeooo:rsid="000aca47" officeooo:paragraph-rsid="000aca47" style:font-size-asian="8pt" style:font-size-complex="8pt"/>
    </style:style>
    <style:style style:name="P6" style:family="paragraph" style:parent-style-name="Text_20_body">
      <style:text-properties style:font-name="DejaVu Sans Mono" fo:font-size="8pt" officeooo:rsid="000c425b" officeooo:paragraph-rsid="000c425b" style:font-size-asian="8pt" style:font-size-complex="8pt"/>
    </style:style>
    <style:style style:name="P7" style:family="paragraph" style:parent-style-name="Text_20_body">
      <style:text-properties style:font-name="DejaVu Sans Mono" fo:font-size="8pt" fo:font-weight="bold" officeooo:rsid="00110e1c" officeooo:paragraph-rsid="00110e1c" style:font-size-asian="8pt" style:font-weight-asian="bold" style:font-size-complex="8pt" style:font-weight-complex="bold"/>
    </style:style>
    <style:style style:name="P8" style:family="paragraph" style:parent-style-name="Text_20_body">
      <style:text-properties style:font-name="DejaVu Sans Mono" fo:font-size="8pt" fo:font-weight="bold" officeooo:rsid="0014effe" officeooo:paragraph-rsid="0014effe" style:font-size-asian="8pt" style:font-weight-asian="bold" style:font-size-complex="8pt" style:font-weight-complex="bold"/>
    </style:style>
    <style:style style:name="P9" style:family="paragraph" style:parent-style-name="Text_20_body">
      <style:text-properties style:font-name="DejaVu Sans Mono" fo:font-size="8pt" fo:font-weight="bold" officeooo:rsid="001c685e" officeooo:paragraph-rsid="001c685e" style:font-size-asian="8pt" style:font-weight-asian="bold" style:font-size-complex="8pt" style:font-weight-complex="bold"/>
    </style:style>
    <style:style style:name="P10" style:family="paragraph" style:parent-style-name="Text_20_body">
      <style:text-properties style:font-name="DejaVu Sans Mono" fo:font-size="8pt" fo:font-weight="bold" officeooo:rsid="001cd5e8" officeooo:paragraph-rsid="001cd5e8" style:font-size-asian="8pt" style:font-weight-asian="bold" style:font-size-complex="8pt" style:font-weight-complex="bold"/>
    </style:style>
    <style:style style:name="P11" style:family="paragraph" style:parent-style-name="Text_20_body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font-name="DejaVu Sans Mono" fo:font-size="8pt" fo:font-weight="bold" officeooo:rsid="001a8246" officeooo:paragraph-rsid="001a8246" style:font-size-asian="8pt" style:font-weight-asian="bold" style:font-size-complex="8pt" style:font-weight-complex="bold"/>
    </style:style>
    <style:style style:name="P13" style:family="paragraph" style:parent-style-name="Text_20_body">
      <style:text-properties style:font-name="DejaVu Sans Mono" fo:font-size="8pt" style:text-underline-style="none" fo:font-weight="bold" officeooo:rsid="0014effe" officeooo:paragraph-rsid="0019f303" style:font-size-asian="8pt" style:font-weight-asian="bold" style:font-size-complex="8pt" style:font-weight-complex="bold"/>
    </style:style>
    <style:style style:name="P14" style:family="paragraph" style:parent-style-name="Text_20_body">
      <style:text-properties style:font-name="DejaVu Sans Mono" fo:font-size="8pt" style:text-underline-style="none" fo:font-weight="bold" officeooo:rsid="0014effe" officeooo:paragraph-rsid="001a8246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margin-top="0cm" fo:margin-bottom="0.146cm" style:contextual-spacing="false"/>
      <style:text-properties style:font-name="DejaVu Sans Mono" fo:font-size="8pt" style:text-underline-style="none" fo:font-weight="bold" officeooo:rsid="001a8246" officeooo:paragraph-rsid="001a8246" style:font-size-asian="8pt" style:font-weight-asian="bold" style:font-size-complex="8pt" style:font-weight-complex="bold"/>
    </style:style>
    <style:style style:name="P16" style:family="paragraph" style:parent-style-name="Text_20_body">
      <style:text-properties officeooo:rsid="000c425b" officeooo:paragraph-rsid="000c425b"/>
    </style:style>
    <style:style style:name="P17" style:family="paragraph" style:parent-style-name="Text_20_body">
      <style:text-properties officeooo:rsid="00110e1c" officeooo:paragraph-rsid="00110e1c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style:text-underline-style="solid" style:text-underline-width="auto" style:text-underline-color="font-color" officeooo:paragraph-rsid="000aca47"/>
    </style:style>
    <style:style style:name="P20" style:family="paragraph" style:parent-style-name="Text_20_body">
      <style:text-properties style:text-underline-style="solid" style:text-underline-width="auto" style:text-underline-color="font-color" officeooo:paragraph-rsid="0010d407"/>
    </style:style>
    <style:style style:name="P21" style:family="paragraph" style:parent-style-name="Text_20_body">
      <style:text-properties style:text-underline-style="solid" style:text-underline-width="auto" style:text-underline-color="font-color" officeooo:rsid="0011c5eb" officeooo:paragraph-rsid="0011c5eb"/>
    </style:style>
    <style:style style:name="P22" style:family="paragraph" style:parent-style-name="Text_20_body">
      <style:text-properties style:text-underline-style="solid" style:text-underline-width="auto" style:text-underline-color="font-color" officeooo:rsid="0012c823" officeooo:paragraph-rsid="0012c823"/>
    </style:style>
    <style:style style:name="P23" style:family="paragraph" style:parent-style-name="Text_20_body">
      <style:text-properties style:text-underline-style="solid" style:text-underline-width="auto" style:text-underline-color="font-color" officeooo:rsid="0014effe" officeooo:paragraph-rsid="0014effe"/>
    </style:style>
    <style:style style:name="P24" style:family="paragraph" style:parent-style-name="Text_20_body">
      <style:text-properties officeooo:rsid="0012c823" officeooo:paragraph-rsid="0014effe"/>
    </style:style>
    <style:style style:name="P25" style:family="paragraph" style:parent-style-name="Text_20_body">
      <style:text-properties officeooo:rsid="0014effe" officeooo:paragraph-rsid="0014effe"/>
    </style:style>
    <style:style style:name="P26" style:family="paragraph" style:parent-style-name="Text_20_body">
      <style:text-properties officeooo:paragraph-rsid="0014effe"/>
    </style:style>
    <style:style style:name="P27" style:family="paragraph" style:parent-style-name="Text_20_body">
      <style:text-properties officeooo:rsid="00151802" officeooo:paragraph-rsid="00163716"/>
    </style:style>
    <style:style style:name="P28" style:family="paragraph" style:parent-style-name="Text_20_body">
      <style:text-properties officeooo:rsid="001a8246" officeooo:paragraph-rsid="001a8246"/>
    </style:style>
    <style:style style:name="P29" style:family="paragraph" style:parent-style-name="Text_20_body">
      <style:text-properties officeooo:rsid="001c685e" officeooo:paragraph-rsid="001c685e"/>
    </style:style>
    <style:style style:name="P30" style:family="paragraph" style:parent-style-name="Standard">
      <style:text-properties fo:color="#990099" loext:opacity="100%" style:font-name="DejaVu Sans Mono" fo:font-size="6pt" officeooo:rsid="000901d4" officeooo:paragraph-rsid="000901d4" style:font-size-asian="6pt" style:font-size-complex="6pt"/>
    </style:style>
    <style:style style:name="P31" style:family="paragraph" style:parent-style-name="Text_20_body">
      <style:paragraph-properties fo:margin-top="0cm" fo:margin-bottom="0.146cm" style:contextual-spacing="false"/>
      <style:text-properties officeooo:rsid="001a8246" officeooo:paragraph-rsid="00233bfe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DejaVu Sans Mono" fo:font-size="8pt" fo:font-weight="bold" officeooo:rsid="00233bfe" officeooo:paragraph-rsid="00233bfe" style:font-size-asian="8pt" style:font-weight-asian="bold" style:font-size-complex="8pt" style:font-weight-complex="bold"/>
    </style:style>
    <style:style style:name="P33" style:family="paragraph" style:parent-style-name="Text_20_body">
      <style:text-properties officeooo:rsid="00151802" officeooo:paragraph-rsid="00151802"/>
    </style:style>
    <style:style style:name="P34" style:family="paragraph" style:parent-style-name="Text_20_body">
      <style:text-properties officeooo:rsid="0012c823" officeooo:paragraph-rsid="0019f303"/>
    </style:style>
    <style:style style:name="P35" style:family="paragraph">
      <loext:graphic-properties draw:fill="none" draw:fill-color="#ffffff"/>
      <style:text-properties style:font-name="DejaVu Sans Mono" fo:font-size="6pt" style:font-size-asian="6pt" style:font-name-complex="DejaVu Sans Mono" style:font-size-complex="6pt"/>
    </style:style>
    <style:style style:name="P36" style:family="paragraph">
      <loext:graphic-properties draw:fill="none" draw:fill-color="#ffffff"/>
      <style:text-properties style:font-name="DejaVu Sans Mono" fo:font-size="6pt" style:font-size-asian="6pt" style:font-size-complex="6pt"/>
    </style:style>
    <style:style style:name="T1" style:family="text">
      <style:text-properties fo:color="#0000ff" loext:opacity="100%"/>
    </style:style>
    <style:style style:name="T2" style:family="text">
      <style:text-properties fo:color="#990099" loext:opacity="100%"/>
    </style:style>
    <style:style style:name="T3" style:family="text">
      <style:text-properties fo:color="#990099" loext:opacity="100%" style:font-name="DejaVu Sans Mono" fo:font-size="8pt" style:font-size-asian="8pt" style:font-size-complex="8pt"/>
    </style:style>
    <style:style style:name="T4" style:family="text">
      <style:text-properties fo:color="#990099" loext:opacity="100%" style:font-name="DejaVu Sans Mono" fo:font-size="8pt" officeooo:rsid="000901d4" style:font-size-asian="8pt" style:font-size-complex="8pt"/>
    </style:style>
    <style:style style:name="T5" style:family="text">
      <style:text-properties fo:color="#990099" loext:opacity="100%" style:font-name="DejaVu Sans Mono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990099" loext:opacity="100%" style:font-name="DejaVu Sans Mono" fo:font-size="8pt" fo:font-weight="bold" officeooo:rsid="000aca47" style:font-size-asian="8pt" style:font-weight-asian="bold" style:font-size-complex="8pt" style:font-weight-complex="bold"/>
    </style:style>
    <style:style style:name="T7" style:family="text">
      <style:text-properties fo:color="#990099" loext:opacity="100%" officeooo:rsid="000901d4"/>
    </style:style>
    <style:style style:name="T8" style:family="text">
      <style:text-properties fo:color="#cc0000" loext:opacity="100%"/>
    </style:style>
    <style:style style:name="T9" style:family="text">
      <style:text-properties fo:color="#cc0000" loext:opacity="100%" style:font-name="DejaVu Sans Mono" fo:font-size="8pt" fo:font-weight="bold" officeooo:rsid="000aca47" style:font-size-asian="8pt" style:font-weight-asian="bold" style:font-size-complex="8pt" style:font-weight-complex="bold"/>
    </style:style>
    <style:style style:name="T10" style:family="text">
      <style:text-properties fo:color="#cc0000" loext:opacity="100%" style:font-name="DejaVu Sans Mono" fo:font-size="8pt" fo:font-weight="bold" officeooo:rsid="00283ee6" style:font-size-asian="8pt" style:font-weight-asian="bold" style:font-size-complex="8pt" style:font-weight-complex="bold"/>
    </style:style>
    <style:style style:name="T11" style:family="text">
      <style:text-properties fo:color="#cc0000" loext:opacity="100%" officeooo:rsid="000e1c09"/>
    </style:style>
    <style:style style:name="T12" style:family="text">
      <style:text-properties fo:color="#cc0000" loext:opacity="100%" officeooo:rsid="000aca47"/>
    </style:style>
    <style:style style:name="T13" style:family="text">
      <style:text-properties style:font-name="DejaVu Sans Mono" fo:font-size="8pt" style:font-size-asian="8pt" style:font-size-complex="8pt"/>
    </style:style>
    <style:style style:name="T14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5" style:family="text">
      <style:text-properties style:font-name="DejaVu Sans Mono" fo:font-size="8pt" fo:font-weight="bold" officeooo:rsid="000aca47" style:font-size-asian="8pt" style:font-weight-asian="bold" style:font-size-complex="8pt" style:font-weight-complex="bold"/>
    </style:style>
    <style:style style:name="T16" style:family="text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T17" style:family="text">
      <style:text-properties style:font-name="DejaVu Sans Mono" fo:font-size="8pt" fo:font-weight="bold" officeooo:rsid="0014effe" style:font-size-asian="8pt" style:font-weight-asian="bold" style:font-size-complex="8pt" style:font-weight-complex="bold"/>
    </style:style>
    <style:style style:name="T18" style:family="text">
      <style:text-properties style:font-name="DejaVu Sans Mono" fo:font-size="8pt" fo:font-weight="bold" officeooo:rsid="0015baf6" style:font-size-asian="8pt" style:font-weight-asian="bold" style:font-size-complex="8pt" style:font-weight-complex="bold"/>
    </style:style>
    <style:style style:name="T19" style:family="text">
      <style:text-properties style:font-name="DejaVu Sans Mono" fo:font-size="8pt" fo:font-weight="bold" officeooo:rsid="001c46aa" style:font-size-asian="8pt" style:font-weight-asian="bold" style:font-size-complex="8pt" style:font-weight-complex="bold"/>
    </style:style>
    <style:style style:name="T20" style:family="text">
      <style:text-properties style:font-name="DejaVu Sans Mono" fo:font-size="8pt" style:text-underline-style="none" fo:font-weight="bold" style:font-size-asian="8pt" style:font-weight-asian="bold" style:font-size-complex="8pt" style:font-weight-complex="bold"/>
    </style:style>
    <style:style style:name="T21" style:family="text">
      <style:text-properties style:font-name="DejaVu Sans Mono" fo:font-size="8pt" style:text-underline-style="none" fo:font-weight="bold" officeooo:rsid="0019f303" style:font-size-asian="8pt" style:font-weight-asian="bold" style:font-size-complex="8pt" style:font-weight-complex="bold"/>
    </style:style>
    <style:style style:name="T22" style:family="text">
      <style:text-properties style:font-name="DejaVu Sans Mono" fo:font-size="8pt" style:text-underline-style="none" fo:font-weight="bold" officeooo:rsid="001c46aa" style:font-size-asian="8pt" style:font-weight-asian="bold" style:font-size-complex="8pt" style:font-weight-complex="bold"/>
    </style:style>
    <style:style style:name="T23" style:family="text">
      <style:text-properties style:font-name="DejaVu Sans Mono" fo:font-size="8pt" style:text-underline-style="none" fo:font-weight="bold" officeooo:rsid="00233bfe" style:font-size-asian="8pt" style:font-weight-asian="bold" style:font-size-complex="8pt" style:font-weight-complex="bold"/>
    </style:style>
    <style:style style:name="T24" style:family="text">
      <style:text-properties style:use-window-font-color="true" loext:opacity="0%" style:font-name="DejaVu Sans Mono" fo:font-size="8pt" style:font-size-asian="8pt" style:font-size-complex="8pt"/>
    </style:style>
    <style:style style:name="T25" style:family="text">
      <style:text-properties officeooo:rsid="000aca47"/>
    </style:style>
    <style:style style:name="T26" style:family="text">
      <style:text-properties officeooo:rsid="000c425b"/>
    </style:style>
    <style:style style:name="T27" style:family="text">
      <style:text-properties officeooo:rsid="000e1c09"/>
    </style:style>
    <style:style style:name="T28" style:family="text">
      <style:text-properties officeooo:rsid="0010d407"/>
    </style:style>
    <style:style style:name="T29" style:family="text">
      <style:text-properties officeooo:rsid="00148b7d"/>
    </style:style>
    <style:style style:name="T30" style:family="text">
      <style:text-properties officeooo:rsid="0014effe"/>
    </style:style>
    <style:style style:name="T31" style:family="text">
      <style:text-properties officeooo:rsid="0015baf6"/>
    </style:style>
    <style:style style:name="T32" style:family="text">
      <style:text-properties officeooo:rsid="0019f303"/>
    </style:style>
    <style:style style:name="T33" style:family="text">
      <style:text-properties officeooo:rsid="001a8246"/>
    </style:style>
    <style:style style:name="T34" style:family="text">
      <style:text-properties officeooo:rsid="001c46aa"/>
    </style:style>
    <style:style style:name="T35" style:family="text">
      <style:text-properties officeooo:rsid="001c685e"/>
    </style:style>
    <style:style style:name="T36" style:family="text">
      <style:text-properties officeooo:rsid="00233bfe"/>
    </style:style>
    <style:style style:name="T37" style:family="text">
      <style:text-properties officeooo:rsid="0024fdea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1c685e"/>
    </style:style>
    <style:style style:name="T40" style:family="text">
      <style:text-properties style:font-name="DejaVu Sans Mono" fo:font-size="6pt" style:font-size-asian="6pt" style:font-name-complex="DejaVu Sans Mono" style:font-size-complex="6pt"/>
    </style:style>
    <style:style style:name="T41" style:family="text">
      <style:text-properties fo:color="#ff3333" loext:opacity="100%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2" style:family="text">
      <style:text-properties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3" style:family="text">
      <style:text-properties fo:color="#007826" loext:opacity="100%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4" style:family="text">
      <style:text-properties style:font-name="DejaVu Sans Mono" fo:font-size="6pt" fo:font-weight="normal" style:font-size-asian="6pt" style:font-weight-asian="normal" style:font-name-complex="DejaVu Sans Mono" style:font-size-complex="6pt" style:font-weight-complex="normal"/>
    </style:style>
    <style:style style:name="T45" style:family="text">
      <style:text-properties fo:color="#0000cc" loext:opacity="100%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6" style:family="text">
      <style:text-properties fo:color="#cc0066" loext:opacity="100%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7" style:family="text">
      <style:text-properties fo:color="#996600" loext:opacity="100%" style:font-name="DejaVu Sans Mono" fo:font-size="6pt" fo:font-weight="bold" style:font-size-asian="6pt" style:font-weight-asian="bold" style:font-name-complex="DejaVu Sans Mono" style:font-size-complex="6pt" style:font-weight-complex="bold"/>
    </style:style>
    <style:style style:name="T48" style:family="text">
      <style:text-properties fo:color="#0000ff" loext:opacity="100%" style:font-name="DejaVu Sans Mono" fo:font-size="6pt" style:font-size-asian="6pt" style:font-name-complex="DejaVu Sans Mono" style:font-size-complex="6pt"/>
    </style:style>
    <style:style style:name="T49" style:family="text">
      <style:text-properties fo:color="#990099" loext:opacity="100%" style:font-name="DejaVu Sans Mono" fo:font-size="6pt" style:font-size-asian="6pt" style:font-name-complex="DejaVu Sans Mono" style:font-size-complex="6pt"/>
    </style:style>
    <style:style style:name="T50" style:family="text">
      <style:text-properties fo:color="#cc0000" loext:opacity="100%" style:font-name="DejaVu Sans Mono" fo:font-size="6pt" style:font-size-asian="6pt" style:font-name-complex="DejaVu Sans Mono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92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1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1" draw:style-name="gr1" draw:text-style-name="P35" svg:width="5.702cm" svg:height="5.929cm" svg:x="11.142cm" svg:y="3.879cm">
        <draw:text-box>
          <text:p><text:span text:style-name="T40">Useful subclasses of Dseqrecord and their </text:span><text:span text:style-name="T40">intended purpose: </text:span></text:p>
          <text:p><text:span text:style-name="T40"/></text:p>
          <text:p><text:span text:style-name="T41">Dseqrecord</text:span></text:p>
          <text:p><text:span text:style-name="T42"><text:s text:c="9"/>├── </text:span><text:span text:style-name="T43">Amplicon</text:span><text:span text:style-name="T42"> <text:s text:c="7"/></text:span></text:p>
          <text:p><text:span text:style-name="T42"><text:s text:c="9"/>│ <text:s text:c="9"/>│</text:span></text:p>
          <text:p><text:span text:style-name="T42"><text:s text:c="9"/>│ <text:s text:c="9"/></text:span><text:span text:style-name="T44">PCR product</text:span></text:p>
          <text:p><text:span text:style-name="T42"><text:s text:c="9"/>│</text:span></text:p>
          <text:p><text:span text:style-name="T42"><text:s text:c="9"/>├── </text:span><text:span text:style-name="T45">Contig</text:span><text:span text:style-name="T42"> <text:s text:c="9"/></text:span></text:p>
          <text:p><text:span text:style-name="T42"><text:s text:c="9"/>│ <text:s text:c="7"/>│</text:span></text:p>
          <text:p><text:span text:style-name="T42"><text:s text:c="9"/>│ <text:s text:c="7"/></text:span><text:span text:style-name="T44">Assembled sequence</text:span></text:p>
          <text:p><text:span text:style-name="T42"><text:s text:c="9"/>│</text:span></text:p>
          <text:p><text:span text:style-name="T42"><text:s text:c="9"/>├── </text:span><text:span text:style-name="T46">GenbankRecord</text:span></text:p>
          <text:p><text:span text:style-name="T42"><text:s text:c="9"/>│ <text:s text:c="14"/>│</text:span></text:p>
          <text:p><text:span text:style-name="T42"><text:s text:c="9"/>│ <text:s text:c="14"/></text:span><text:span text:style-name="T44">Sequence </text:span></text:p>
          <text:p><text:span text:style-name="T44"><text:s text:c="9"/>│ <text:s text:c="14"/></text:span><text:span text:style-name="T44">downloaded </text:span></text:p>
          <text:p><text:span text:style-name="T44"><text:s text:c="9"/>│ <text:s text:c="14"/></text:span><text:span text:style-name="T44">from </text:span></text:p>
          <text:p><text:span text:style-name="T44"><text:s text:c="9"/>│ <text:s text:c="14"/></text:span><text:span text:style-name="T44">Genbank</text:span></text:p>
          <text:p><text:span text:style-name="T42"><text:s text:c="9"/>│</text:span></text:p>
          <text:p><text:span text:style-name="T42"><text:s text:c="9"/>└── </text:span><text:span text:style-name="T47">GenbankFile</text:span><text:span text:style-name="T42"> <text:s text:c="2"/></text:span></text:p>
          <text:p><text:span text:style-name="T42"><text:s text:c="23"/>│</text:span></text:p>
          <text:p><text:span text:style-name="T42"><text:s text:c="23"/></text:span><text:span text:style-name="T44">Sequence read </text:span></text:p>
          <text:p><text:span text:style-name="T44"><text:s text:c="23"/></text:span><text:span text:style-name="T44">from a local </text:span></text:p>
          <text:p><text:span text:style-name="T44"><text:s text:c="23"/></text:span><text:span text:style-name="T44">Genbank file</text:span></text:p>
        </draw:text-box>
      </draw:frame>
      <draw:frame text:anchor-type="page" text:anchor-page-number="1" draw:z-index="2" draw:name="Shape1" draw:style-name="gr2" draw:text-style-name="P36" svg:width="7.03cm" svg:height="6.176cm" svg:x="2.716cm" svg:y="3.896cm">
        <draw:text-box>
          <text:p><text:span text:style-name="T40">from pydna.</text:span><text:span text:style-name="T48">module import </text:span><text:span text:style-name="T49">function</text:span></text:p>
          <text:p><text:span text:style-name="T40">from</text:span><text:span text:style-name="T49"> </text:span><text:span text:style-name="T40">pydna.</text:span><text:span text:style-name="T48">module import </text:span><text:span text:style-name="T50">Class</text:span></text:p>
          <text:p><text:span text:style-name="T40"/></text:p>
          <text:p><text:span text:style-name="T40">pydna</text:span></text:p>
          <text:p><text:span text:style-name="T40"><text:s text:c="4"/>├── </text:span><text:span text:style-name="T48">amplify</text:span></text:p>
          <text:p><text:span text:style-name="T40"><text:s text:c="4"/>│ <text:s text:c="8"/>├── </text:span><text:span text:style-name="T50">Anneal</text:span></text:p>
          <text:p><text:span text:style-name="T40"><text:s text:c="4"/>│ <text:s text:c="8"/>└── </text:span><text:span text:style-name="T49">pcr</text:span></text:p>
          <text:p><text:span text:style-name="T40"><text:s text:c="4"/>├── </text:span><text:span text:style-name="T48">assembly</text:span></text:p>
          <text:p><text:span text:style-name="T40"><text:s text:c="4"/>│ <text:s text:c="9"/>└── </text:span><text:span text:style-name="T50">Assembly</text:span></text:p>
          <text:p><text:span text:style-name="T40"><text:s text:c="4"/>├── </text:span><text:span text:style-name="T48">design</text:span></text:p>
          <text:p><text:span text:style-name="T40"><text:s text:c="4"/>│ <text:s text:c="7"/>├── </text:span><text:span text:style-name="T49">assembly_fragments</text:span></text:p>
          <text:p><text:span text:style-name="T40"><text:s text:c="4"/>│ <text:s text:c="7"/>└── </text:span><text:span text:style-name="T49">primer_design</text:span></text:p>
          <text:p><text:span text:style-name="T40"><text:s text:c="4"/>├── </text:span><text:span text:style-name="T48">download</text:span></text:p>
          <text:p><text:span text:style-name="T40"><text:s text:c="4"/>│ <text:s text:c="9"/>└── </text:span><text:span text:style-name="T49">download_text</text:span></text:p>
          <text:p><text:span text:style-name="T40"><text:s text:c="4"/>├── </text:span><text:span text:style-name="T48">dseqrecord</text:span></text:p>
          <text:p><text:span text:style-name="T40"><text:s text:c="4"/>│ <text:s text:c="11"/>└── </text:span><text:span text:style-name="T50">Dseqrecord</text:span></text:p>
          <text:p><text:span text:style-name="T40"><text:s text:c="4"/>├── </text:span><text:span text:style-name="T48">genbank</text:span></text:p>
          <text:p><text:span text:style-name="T40"><text:s text:c="4"/>│ <text:s text:c="8"/>├── </text:span><text:span text:style-name="T49">genbank</text:span></text:p>
          <text:p><text:span text:style-name="T40"><text:s text:c="4"/>│ <text:s text:c="8"/>└── </text:span><text:span text:style-name="T50">Genbank</text:span></text:p>
          <text:p><text:span text:style-name="T40"><text:s text:c="4"/>├── </text:span><text:span text:style-name="T48">parsers</text:span></text:p>
          <text:p><text:span text:style-name="T40"><text:s text:c="4"/>│ <text:s text:c="8"/>├── </text:span><text:span text:style-name="T49">parse</text:span></text:p>
          <text:p><text:span text:style-name="T40"><text:s text:c="4"/>│ <text:s text:c="8"/>└── </text:span><text:span text:style-name="T49">parse_primers</text:span></text:p>
          <text:p><text:span text:style-name="T40"><text:s text:c="4"/>└── </text:span><text:span text:style-name="T48">readers</text:span></text:p>
          <text:p><text:span text:style-name="T40"><text:s text:c="14"/>├── </text:span><text:span text:style-name="T49">read</text:span></text:p>
          <text:p><text:span text:style-name="T40"><text:s text:c="14"/>└── </text:span><text:span text:style-name="T49">read_primer</text:span></text:p>
        </draw:text-box>
      </draw:frame>
      <text:p text:style-name="P18">1. <text:span text:style-name="T28">I</text:span>mportant <text:span text:style-name="T1">modules</text:span>, <text:span text:style-name="T2">functions</text:span> and <text:span text:style-name="T8">Classes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Standard"/>
      <text:p text:style-name="P19"><text:span text:style-name="T25">2</text:span>. <text:span text:style-name="T25">Set email address and other global settings in pydna.</text:span></text:p>
      <text:p text:style-name="P5"><text:span text:style-name="T26">i</text:span>mport pydna</text:p>
      <text:p text:style-name="P6">pydna.<text:span text:style-name="T2">open_config_folder()</text:span></text:p>
      <text:p text:style-name="P16"><text:span text:style-name="T27">e</text:span>dit <text:span text:style-name="T29">and save </text:span>the file called “<text:span text:style-name="T14">pydna.ini</text:span>” in the folder that opens.</text:p>
      <text:p text:style-name="P19"><text:span text:style-name="T25">3</text:span>. <text:span text:style-name="T25">Establish sequence(s) in pydna.</text:span></text:p>
      <text:p text:style-name="P4"><text:span text:style-name="T27">sequence is in Genbank with known acession number: <text:s/></text:span><text:span text:style-name="T14">seq = </text:span><text:span text:style-name="T5">genbank</text:span><text:span text:style-name="T14">(“L09137”)</text:span></text:p>
      <text:p text:style-name="Text_20_body"><text:span text:style-name="T27">read from local file: </text:span><text:span text:style-name="T15">seq = </text:span><text:span text:style-name="T6">read</text:span><text:span text:style-name="T15">(“myseq.gb”)</text:span></text:p>
      <text:p text:style-name="Text_20_body"><text:span text:style-name="T27">read a list of multiple sequences from local file: </text:span><text:span text:style-name="T15">seq = </text:span><text:span text:style-name="T6">parse</text:span><text:span text:style-name="T15">(“mysequences.gb”)</text:span></text:p>
      <text:p text:style-name="Text_20_body"><text:span text:style-name="T27">create a </text:span><text:span text:style-name="T11">Dseqrecord</text:span><text:span text:style-name="T27"> object directly: </text:span><text:span text:style-name="T15">seq = </text:span><text:span text:style-name="T10">Dseqrecord</text:span><text:span text:style-name="T15">(“gatc”)</text:span></text:p>
      <text:p text:style-name="P20"><text:span text:style-name="T28">4</text:span>. <text:span text:style-name="T28">Cut with restriction enzymes.</text:span></text:p>
      <text:p text:style-name="P7">From Bio.Restriction import BamHI</text:p>
      <text:p text:style-name="P7">list_of_seqs = seq.cut(BamHI)</text:p>
      <text:p text:style-name="P7">seq_bam = plasmid.linearize(BamHI)</text:p>
      <text:p text:style-name="P17">The linearize method works only on circular sequences and allow only one resulting fragment. The cut method returns a list. To cut with more enzymes, add them separated by comma.</text:p>
      <text:p text:style-name="P21">5. Make a circular sequence from a linear.</text:p>
      <text:p text:style-name="P11">circular_seq = linear_seq.looped()</text:p>
      <text:p text:style-name="P27"><text:span text:style-name="T31">Note that </text:span><text:span text:style-name="T18">linear_seq</text:span><text:span text:style-name="T31"> has to have compatible sticky or blunt ends.</text:span></text:p>
      <text:p text:style-name="P22"><text:span text:style-name="T30">6. </text:span>Saving the sequence to a file:</text:p>
      <text:p text:style-name="P24"><text:span text:style-name="T16">seq.</text:span><text:span text:style-name="T17">write(“filename.ext”) <text:s text:c="3"/></text:span><text:span text:style-name="T19">(</text:span><text:span text:style-name="T30">Default format is the Genbank flat file format) <text:s/></text:span></text:p>
      <text:p text:style-name="P23"/>
      <text:p text:style-name="P23"><text:soft-page-break/>7. Design primers for a sequence</text:p>
      <text:p text:style-name="P2"><text:span text:style-name="T13">amplicon = </text:span><text:span text:style-name="T4">primer_design</text:span><text:span text:style-name="T3">(</text:span><text:span text:style-name="T24">seq</text:span><text:span text:style-name="T3">)</text:span></text:p>
      <text:p text:style-name="P25">The amplicon object describes a PCR reaction. Access the primers like this:</text:p>
      <text:p text:style-name="P26"><text:span text:style-name="T17">forwardprimer = amplicon.forward_primer</text:span> OR <text:span text:style-name="T17">reverseprimer = amplicon.reverse_primer</text:span></text:p>
      <text:p text:style-name="P29">Restriction sites can be added to primers like this:</text:p>
      <text:p text:style-name="P29"><text:span text:style-name="T17">forwardprimer_</text:span><text:span text:style-name="T14">with_BamHI</text:span><text:span text:style-name="T17"> </text:span><text:span text:style-name="T14">= “GGATCC” + </text:span><text:span text:style-name="T17">forwardprimer</text:span></text:p>
      <text:p text:style-name="P18"><text:span text:style-name="T35">8</text:span>. <text:span text:style-name="T35">PCR</text:span></text:p>
      <text:p text:style-name="P9">pcr_product = <text:span text:style-name="T7">pcr</text:span>(forward_primer, reverse_primer, template_sequence)</text:p>
      <text:p text:style-name="P29">The pcr function allows only one product to be formed. If you expect more use the Amplicon class</text:p>
      <text:p text:style-name="P9">ann = <text:span text:style-name="T12">Anneal</text:span>( list_of_primers, template)</text:p>
      <text:p text:style-name="Text_20_body">PCR products can be accessed using the products property:</text:p>
      <text:p text:style-name="P10">products = <text:span text:style-name="T35">ann.</text:span>products</text:p>
      <text:p text:style-name="P22"><text:span text:style-name="T35">9. </text:span>Ligate DNA fragments</text:p>
      <text:p text:style-name="P8">seq = seq1 + seq2</text:p>
      <text:p text:style-name="P33"><text:span text:style-name="T34">The right end of seq1 and the left end of seq2 has to have compatible sticky ends. </text:span>The resulting sequence can be <text:span text:style-name="T31">circularized as shown under </text:span>5.</text:p>
      <text:p text:style-name="P34"><text:span text:style-name="T39">10. Primer design for a</text:span><text:span text:style-name="T38">ssembly by Homologous recombination, Gibson assembly etc.</text:span></text:p>
      <text:p text:style-name="P13"><text:span text:style-name="T32">new_sequence_list = </text:span><text:span text:style-name="T7">assembly_fragments</text:span><text:span text:style-name="T32">(old_sequence_list)</text:span></text:p>
      <text:p text:style-name="Text_20_body"><text:span text:style-name="T32">The <text:s/></text:span><text:span text:style-name="T21">old_sequence_list</text:span> <text:span text:style-name="T32">is a list of Dseqrecord objects (or similar) and Amplicon objects. The </text:span><text:span text:style-name="T21">new_sequence_list</text:span> <text:span text:style-name="T32">is a list of the same fragments where primers have been given tails to allow assembly. At least every second fragment has to be an amplicon. <text:s text:c="2"/></text:span></text:p>
      <text:p text:style-name="P22"><text:span text:style-name="T32">11. </text:span>Assembly by Homologous recombination, Gibson assembly etc.</text:p>
      <text:p text:style-name="P14"><text:span text:style-name="T33">asm = </text:span><text:span text:style-name="T12">Assembly</text:span><text:span text:style-name="T33">(sequence_list)</text:span></text:p>
      <text:p text:style-name="P28">The assembly object can be inspected like this:</text:p>
      <text:p text:style-name="P12">asm</text:p>
      <text:p text:style-name="P32">Assembly</text:p>
      <text:p text:style-name="P32">fragments..: 8301bp 1742bp</text:p>
      <text:p text:style-name="P32">limit(bp)..: 25</text:p>
      <text:p text:style-name="P32">G.nodes....: 4</text:p>
      <text:p text:style-name="P32">algorithm..: common_sub_strings</text:p>
      <text:p text:style-name="P32"/>
      <text:p text:style-name="P28">The report display the variables used for the assembly.</text:p>
      <text:p text:style-name="P28">The linear and circular products can be accessed in the lists <text:span text:style-name="T37">returned </text:span>below:</text:p>
      <text:p text:style-name="P15"><text:span text:style-name="T34">circular_product_list = </text:span>asm.<text:span text:style-name="T36">assemble_circular()</text:span></text:p>
      <text:p text:style-name="P31"><text:span text:style-name="T22">linear_product_list <text:s text:c="2"/>= </text:span><text:span text:style-name="T20">asm.</text:span><text:span text:style-name="T23">assemble_linear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pitch="fixed"/>
    <style:font-face style:name="DejaVu Sans Mono1" svg:font-family="'DejaVu Sans Mono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PT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PT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c46aa" officeooo:paragraph-rsid="001c46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-0.937cm" svg:y="-1.196cm" svg:width="1.462cm" svg:height="1.45cm" draw:z-index="1"><draw:image xlink:href="Pictures/10000001000000F2000000F032FDE70716D57338.png" xlink:type="simple" xlink:show="embed" xlink:actuate="onLoad" draw:mime-type="image/png"/></draw:frame>Pydna cheat sheet</text:p>
      </style:header>
      <style:footer>
        <text:p text:style-name="MP2">Version: 2023-04-2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örn </meta:initial-creator>
    <meta:creation-date>2017-03-17T06:02:35.945550833</meta:creation-date>
    <dc:date>2023-04-29T19:37:17.014782009</dc:date>
    <meta:editing-duration>PT6H59M9S</meta:editing-duration>
    <meta:editing-cycles>26</meta:editing-cycles>
    <meta:generator>LibreOffice/7.5.3.2$Linux_X86_64 LibreOffice_project/50$Build-2</meta:generator>
    <dc:creator>Reviewer Reviewer</dc:creator>
    <meta:document-statistic meta:table-count="0" meta:image-count="1" meta:object-count="0" meta:page-count="2" meta:paragraph-count="53" meta:word-count="395" meta:character-count="2738" meta:non-whitespace-character-count="2384"/>
  </office:meta>
</office:document-meta>
</file>